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1cm" svg:stroke-color="#7f7f7f" draw:marker-start-width="0.35cm" draw:marker-end-width="0.35cm" draw:fill="none" draw:textarea-vertical-align="middle" fo:padding-top="0.175cm" fo:padding-bottom="0.175cm" fo:padding-left="0.3cm" fo:padding-right="0.3cm"/>
    </style:style>
    <style:style style:name="gr2" style:family="graphic" style:parent-style-name="standard">
      <style:graphic-properties svg:stroke-width="0.1cm" svg:stroke-color="#1fa8f5" draw:marker-start-width="0.35cm" draw:marker-end-width="0.35cm" draw:fill="solid" draw:fill-color="#ffffff" draw:textarea-horizontal-align="center" draw:textarea-vertical-align="middle" draw:auto-grow-height="false" fo:padding-top="0.175cm" fo:padding-bottom="0.175cm" fo:padding-left="0.3cm" fo:padding-right="0.3cm"/>
    </style:style>
    <style:style style:name="gr3" style:family="graphic" style:parent-style-name="standard">
      <style:graphic-properties svg:stroke-width="0.1cm" svg:stroke-color="#7f7f7f"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f26817" draw:marker-start-width="0.35cm" draw:marker-end-width="0.35cm" draw:fill="solid" draw:fill-color="#ffffff" draw:textarea-horizontal-align="center" draw:textarea-vertical-align="middle" draw:auto-grow-height="true" fo:min-height="18.604cm" fo:padding-top="0.175cm" fo:padding-bottom="0.175cm" fo:padding-left="0.3cm" fo:padding-right="0.3cm" fo:wrap-option="wrap"/>
    </style:style>
    <style:style style:name="gr5" style:family="graphic" style:parent-style-name="standard">
      <style:graphic-properties svg:stroke-width="0.1cm" svg:stroke-color="#1fa8f5"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svg:stroke-color="#f79156"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8" style:family="graphic" style:parent-style-name="standard">
      <style:graphic-properties draw:fill-color="#83ca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55cm" fo:min-width="4.572cm"/>
    </style:style>
    <style:style style:name="gr10" style:family="graphic" style:parent-style-name="standard">
      <style:graphic-properties draw:fill-color="#7f7f7f" draw:textarea-horizontal-align="justify" draw:textarea-vertical-align="middle" draw:auto-grow-height="false"/>
    </style:style>
    <style:style style:name="gr11" style:family="graphic" style:parent-style-name="objectwithoutfill">
      <style:graphic-properties svg:stroke-width="0.1cm" svg:stroke-color="#7f7f7f" draw:marker-start-width="0.35cm" draw:marker-end="Rounded_20_short_20_Arrow" draw:marker-end-width="0.45cm" draw:fill="none" draw:textarea-vertical-align="middle" fo:padding-top="0.175cm" fo:padding-bottom="0.175cm" fo:padding-left="0.3cm" fo:padding-right="0.3cm"/>
    </style:style>
    <style:style style:name="gr12" style:family="graphic" style:parent-style-name="objectwithoutfill">
      <style:graphic-properties svg:stroke-width="0.1cm" svg:stroke-color="#f79156" draw:marker-start-width="0.35cm" draw:marker-end="Rounded_20_short_20_Arrow" draw:marker-end-width="0.45cm" draw:fill="none" draw:textarea-vertical-align="middle" fo:padding-top="0.175cm" fo:padding-bottom="0.175cm" fo:padding-left="0.3cm" fo:padding-right="0.3cm"/>
    </style:style>
    <style:style style:name="gr13" style:family="graphic" style:parent-style-name="standard">
      <style:graphic-properties draw:fill-color="#ffcc99" draw:textarea-horizontal-align="justify" draw:textarea-vertical-align="middle" draw:auto-grow-height="false"/>
    </style:style>
    <style:style style:name="gr14" style:family="graphic" style:parent-style-name="standard">
      <style:graphic-properties draw:fill-color="#cccccc" draw:textarea-horizontal-align="justify" draw:textarea-vertical-align="middle" draw:auto-grow-height="false"/>
    </style:style>
    <style:style style:name="gr15" style:family="graphic" style:parent-style-name="standard">
      <style:graphic-properties svg:stroke-width="0.1cm" svg:stroke-color="#00007a" draw:marker-start-width="0.35cm" draw:marker-end-width="0.35cm" draw:fill="solid" draw:fill-color="#ffffff" draw:textarea-horizontal-align="center" draw:textarea-vertical-align="bottom" draw:auto-grow-height="false" fo:padding-top="0.175cm" fo:padding-bottom="0.175cm" fo:padding-left="0.3cm" fo:padding-right="0.3cm"/>
    </style:style>
    <style:style style:name="gr16" style:family="graphic" style:parent-style-name="standard">
      <style:graphic-properties svg:stroke-width="0.1cm" svg:stroke-color="#00007a"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17" style:family="graphic" style:parent-style-name="standard">
      <style:graphic-properties draw:stroke="none" svg:stroke-color="#000000" draw:fill="none" draw:fill-color="#ffffff" draw:textarea-horizontal-align="left" draw:auto-grow-height="true" draw:auto-grow-width="false" fo:min-height="1.837cm" fo:min-width="4.572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font-size="10pt" fo:font-weight="bold" style:font-size-asian="10pt" style:font-weight-asian="bold" style:font-size-complex="10pt" style:font-weight-complex="bold"/>
    </style:style>
    <style:style style:name="P4" style:family="paragraph">
      <style:paragraph-properties fo:text-align="center"/>
      <style:text-properties fo:color="#7f7f7f" fo:font-weight="bold" style:font-weight-asian="bold" style:font-weight-complex="bold"/>
    </style:style>
    <style:style style:name="P5" style:family="paragraph">
      <style:paragraph-properties fo:text-align="center"/>
      <style:text-properties fo:color="#f26817" fo:font-size="18pt" fo:font-weight="bold" style:font-size-asian="18pt" style:font-weight-asian="bold" style:font-size-complex="18pt" style:font-weight-complex="bold"/>
    </style:style>
    <style:style style:name="P6" style:family="paragraph">
      <style:text-properties fo:font-size="10pt" style:font-size-asian="10pt" style:font-size-complex="10pt"/>
    </style:style>
    <style:style style:name="P7" style:family="paragraph">
      <style:text-properties fo:font-size="10pt" fo:font-weight="bold" style:font-size-asian="10pt" style:font-weight-asian="bold" style:font-size-complex="10pt" style:font-weight-complex="bold"/>
    </style:style>
    <style:style style:name="P8" style:family="paragraph">
      <style:text-properties fo:font-size="12pt" style:font-size-asian="12pt" style:font-size-complex="12pt"/>
    </style:style>
    <style:style style:name="P9" style:family="paragraph">
      <style:text-properties fo:font-size="12pt" fo:font-weight="bold" style:font-size-asian="12pt" style:font-weight-asian="bold" style:font-size-complex="12pt" style:font-weight-complex="bold"/>
    </style:style>
    <style:style style:name="P10" style:family="paragraph">
      <style:paragraph-properties fo:text-align="center"/>
      <style:text-properties fo:color="#ffffff" fo:font-size="9pt" style:font-size-asian="9pt" style:font-size-complex="9pt"/>
    </style:style>
    <style:style style:name="P11" style:family="paragraph">
      <style:paragraph-properties fo:text-align="center"/>
      <style:text-properties fo:color="#ffffff" fo:font-size="9pt" fo:font-weight="bold" style:font-size-asian="9pt" style:font-weight-asian="bold" style:font-size-complex="9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1cm" svg:y1="1.6cm" svg:x2="13.6cm" svg:y2="1.6cm">
          <text:p/>
        </draw:line>
        <draw:line draw:style-name="gr1" draw:text-style-name="P1" draw:layer="layout" svg:x1="13cm" svg:y1="9.9cm" svg:x2="13.5cm" svg:y2="9.9cm">
          <text:p/>
        </draw:line>
        <draw:line draw:style-name="gr1" draw:text-style-name="P1" draw:layer="layout" svg:x1="13cm" svg:y1="15.15cm" svg:x2="13.5cm" svg:y2="15.15cm">
          <text:p/>
        </draw:line>
        <draw:line draw:style-name="gr1" draw:text-style-name="P1" draw:layer="layout" svg:x1="12.95cm" svg:y1="17cm" svg:x2="13.45cm" svg:y2="17cm">
          <text:p/>
        </draw:line>
        <draw:line draw:style-name="gr1" draw:text-style-name="P1" draw:layer="layout" svg:x1="13.05cm" svg:y1="5.75cm" svg:x2="13.55cm" svg:y2="5.75cm">
          <text:p/>
        </draw:line>
        <draw:custom-shape draw:style-name="gr2" draw:text-style-name="P3" draw:layer="layout" svg:width="8.526cm" svg:height="0.7cm" svg:x="4.574cm" svg:y="1.2cm">
          <text:p text:style-name="P2"><text:span text:style-name="T1"><text:s text:c="12"/></text:span><text:span text:style-name="T1">POST /1.1/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719cm" svg:height="19.2cm" svg:x="1.181cm" svg:y="1.2cm">
          <draw:glue-point draw:id="4" svg:x="5cm" svg:y="-3.802cm"/>
          <draw:glue-point draw:id="5" svg:x="5cm" svg:y="-2.916cm"/>
          <text:p text:style-name="P4">U</text:p>
          <text:p text:style-name="P4">S</text:p>
          <text:p text:style-name="P4">E</text:p>
          <text:p text:style-name="P4">R</text:p>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5cm" svg:height="19.1cm" svg:x="25.2cm" svg:y="1.25cm">
          <text:p text:style-name="P5">R</text:p>
          <text:p text:style-name="P5">E</text:p>
          <text:p text:style-name="P5">S</text:p>
          <text:p text:style-name="P5">T</text:p>
          <text:p text:style-name="P5"/>
          <text:p text:style-name="P5">A</text:p>
          <text:p text:style-name="P5">P</text:p>
          <text:p text:style-name="P5">I</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6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05cm" svg:height="2.221cm" svg:x="15.1cm" svg:y="1.2cm">
          <draw:text-box>
            <text:p text:style-name="P6"><text:span text:style-name="T1">{</text:span></text:p>
            <text:p text:style-name="P6"><text:span text:style-name="T1"><text:s text:c="4"/></text:span><text:span text:style-name="T1">''firstname'' : ''John'',</text:span></text:p>
            <text:p text:style-name="P6"><text:span text:style-name="T1"><text:s text:c="4"/></text:span><text:span text:style-name="T1">''lastname'' : ''Doe'',</text:span></text:p>
            <text:p text:style-name="P6"><text:span text:style-name="T1"><text:s text:c="4"/></text:span><text:span text:style-name="T1">''userfield'' : '' ''</text:span></text:p>
            <text:p text:style-name="P6"><text:span text:style-name="T1">}</text:span></text:p>
          </draw:text-box>
        </draw:frame>
        <draw:custom-shape draw:style-name="gr7" draw:text-style-name="P1" draw:layer="layout" svg:width="8.5cm" svg:height="2.9cm" svg:x="4.5cm" svg:y="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cm" svg:height="0.8cm" svg:x="5.999cm" svg:y="2.55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9" draw:layer="layout" svg:width="8.3cm" svg:height="2.8cm" svg:x="4.6cm" svg:y="2.263cm">
          <draw:text-box>
            <text:p text:style-name="P8"><text:span text:style-name="T1">{</text:span></text:p>
            <text:p text:style-name="P8"><text:span text:style-name="T1"><text:s text:c="4"/></text:span><text:span text:style-name="T1">''id'' : ''104', <text:s/>''firstname'' : ''John'',</text:span></text:p>
            <text:p text:style-name="P8"><text:span text:style-name="T1"><text:s text:c="4"/></text:span><text:span text:style-name="T1">''lastname'' : ''Doe'', ''timezone'' : ''en_US'',</text:span></text:p>
            <text:p text:style-name="P8"><text:span text:style-name="T1"><text:s text:c="4"/></text:span><text:span text:style-name="T1">''caller_id'' : '\''John Doe'''',</text:span></text:p>
            <text:p text:style-name="P8"><text:span text:style-name="T1"><text:s text:c="4"/></text:span><text:span text:style-name="T1">''outgoing_caller_id'' : ''default''</text:span></text:p>
            <text:p text:style-name="P8"><text:span text:style-name="T1">}</text:span></text:p>
          </draw:text-box>
        </draw:frame>
        <draw:custom-shape draw:style-name="gr10" draw:text-style-name="P11" draw:layer="layout" svg:width="2.9cm" svg:height="0.5cm" svg:x="4.7cm" svg:y="1.3cm">
          <text:p text:style-name="P10"><text:span text:style-name="T2">Create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1.527cm" svg:x2="4.5cm" svg:y2="1.527cm">
          <text:p/>
        </draw:line>
        <draw:line draw:style-name="gr11" draw:text-style-name="P1" draw:layer="layout" svg:x1="22.85cm" svg:y1="2.302cm" svg:x2="25.1cm" svg:y2="2.302cm">
          <text:p/>
        </draw:line>
        <draw:line draw:style-name="gr12" draw:text-style-name="P1" draw:layer="layout" svg:x1="25.2cm" svg:y1="4.2cm" svg:x2="13cm" svg:y2="4.2cm">
          <text:p/>
        </draw:line>
        <draw:line draw:style-name="gr12" draw:text-style-name="P1" draw:layer="layout" svg:x1="4.5cm" svg:y1="4.175cm" svg:x2="2.9cm" svg:y2="4.175cm">
          <text:p/>
        </draw:line>
        <draw:custom-shape draw:style-name="gr2" draw:text-style-name="P3" draw:layer="layout" svg:width="8.526cm" svg:height="0.7cm" svg:x="4.524cm" svg:y="5.35cm">
          <text:p text:style-name="P2"><text:span text:style-name="T1"><text:s text:c="16"/></text:span><text:span text:style-name="T1">POST /1.1/line_s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55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303cm" svg:height="1.827cm" svg:x="15.05cm" svg:y="5.55cm">
          <draw:text-box>
            <text:p text:style-name="P6"><text:span text:style-name="T1">{</text:span></text:p>
            <text:p text:style-name="P6"><text:span text:style-name="T1"><text:s text:c="4"/></text:span><text:span text:style-name="T1">''context'' : ''default',</text:span></text:p>
            <text:p text:style-name="P6"><text:span text:style-name="T1"><text:s text:c="4"/></text:span><text:span text:style-name="T1">''device_slot'' : ''1'',</text:span></text:p>
            <text:p text:style-name="P6"><text:span text:style-name="T1">}</text:span></text:p>
          </draw:text-box>
        </draw:frame>
        <draw:custom-shape draw:style-name="gr7" draw:text-style-name="P1" draw:layer="layout" svg:width="8.5cm" svg:height="2.9cm" svg:x="4.45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0.8cm" svg:x="5.9cm" svg:y="6.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9" draw:layer="layout" svg:width="8.3cm" svg:height="2.8cm" svg:x="4.55cm" svg:y="6.413cm">
          <draw:text-box>
            <text:p text:style-name="P8"><text:span text:style-name="T1">{</text:span></text:p>
            <text:p text:style-name="P8"><text:span text:style-name="T1"><text:s text:c="4"/></text:span><text:span text:style-name="T1">''id'' : ''104', <text:s/>''context'' : ''default'',</text:span></text:p>
            <text:p text:style-name="P8"><text:span text:style-name="T1"><text:s text:c="4"/></text:span><text:span text:style-name="T1">''username'' : ''abcdef'',</text:span></text:p>
            <text:p text:style-name="P8"><text:span text:style-name="T1"><text:s text:c="4"/></text:span><text:span text:style-name="T1">''secret'' : ''secret_password',</text:span></text:p>
            <text:p text:style-name="P8"><text:span text:style-name="T1"><text:s text:c="4"/></text:span><text:span text:style-name="T1">''provisioning_extension'' : '123456''',</text:span></text:p>
            <text:p text:style-name="P8"><text:span text:style-name="T1">}</text:span></text:p>
          </draw:text-box>
        </draw:frame>
        <draw:custom-shape draw:style-name="gr10" draw:text-style-name="P11" draw:layer="layout" svg:width="2.9cm" svg:height="0.5cm" svg:x="4.65cm" svg:y="5.45cm">
          <text:p text:style-name="P10"><text:span text:style-name="T2">Create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5.677cm" svg:x2="4.45cm" svg:y2="5.677cm">
          <text:p/>
        </draw:line>
        <draw:line draw:style-name="gr11" draw:text-style-name="P1" draw:layer="layout" svg:x1="22.8cm" svg:y1="6.452cm" svg:x2="25.2cm" svg:y2="6.452cm">
          <text:p/>
        </draw:line>
        <draw:line draw:style-name="gr12" draw:text-style-name="P1" draw:layer="layout" svg:x1="25.15cm" svg:y1="8.35cm" svg:x2="12.95cm" svg:y2="8.35cm">
          <text:p/>
        </draw:line>
        <draw:line draw:style-name="gr12" draw:text-style-name="P1" draw:layer="layout" svg:x1="4.45cm" svg:y1="8.325cm" svg:x2="2.85cm" svg:y2="8.325cm">
          <text:p/>
        </draw:line>
        <draw:custom-shape draw:style-name="gr10" draw:text-style-name="P11" draw:layer="layout" svg:width="2.9cm" svg:height="0.5cm" svg:x="19.699cm" svg:y="2.899cm">
          <text:p text:style-name="P10"><text:span text:style-name="T2">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9cm" svg:height="0.5cm" svg:x="9.725cm" svg:y="4.471cm">
          <text:p text:style-name="P10"><text:span text:style-name="T2">Example 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9cm" svg:height="0.5cm" svg:x="19.698cm" svg:y="7.044cm">
          <text:p text:style-name="P10"><text:span text:style-name="T2">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9cm" svg:height="0.5cm" svg:x="9.724cm" svg:y="8.67cm">
          <text:p text:style-name="P10"><text:span text:style-name="T2">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8.526cm" svg:height="0.7cm" svg:x="4.474cm" svg:y="9.5cm">
          <text:p text:style-name="P2"><text:span text:style-name="T1"><text:s text:c="19"/></text:span><text:span text:style-name="T1">POST /1.1/exten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5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659cm" svg:height="2.221cm" svg:x="15cm" svg:y="9.5cm">
          <draw:text-box>
            <text:p text:style-name="P6"><text:span text:style-name="T1">{</text:span></text:p>
            <text:p text:style-name="P6"><text:span text:style-name="T1"><text:s text:c="4"/></text:span><text:span text:style-name="T1">''exten'' : ''1234',</text:span></text:p>
            <text:p text:style-name="P6"><text:span text:style-name="T1"><text:s text:c="4"/></text:span><text:span text:style-name="T1">''context'' : ''default'',</text:span></text:p>
            <text:p text:style-name="P6"><text:span text:style-name="T1"><text:s text:c="4"/></text:span><text:span text:style-name="T1">''commented'' : ''false''</text:span></text:p>
            <text:p text:style-name="P6"><text:span text:style-name="T1">}</text:span></text:p>
          </draw:text-box>
        </draw:frame>
        <draw:custom-shape draw:style-name="gr7" draw:text-style-name="P1" draw:layer="layout" svg:width="8.5cm" svg:height="2.9cm" svg:x="4.4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5cm" svg:height="0.8cm" svg:x="5.899cm" svg:y="10.79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9" draw:layer="layout" svg:width="8.3cm" svg:height="2.8cm" svg:x="4.5cm" svg:y="10.563cm">
          <draw:text-box>
            <text:p text:style-name="P8"><text:span text:style-name="T1">{</text:span></text:p>
            <text:p text:style-name="P8"><text:span text:style-name="T1"><text:s text:c="4"/></text:span><text:span text:style-name="T1">''id'' : ''123'</text:span></text:p>
            <text:p text:style-name="P8"><text:span text:style-name="T1">}</text:span></text:p>
          </draw:text-box>
        </draw:frame>
        <draw:custom-shape draw:style-name="gr10" draw:text-style-name="P11" draw:layer="layout" svg:width="2.9cm" svg:height="0.5cm" svg:x="4.6cm" svg:y="9.6cm">
          <text:p text:style-name="P10"><text:span text:style-name="T2">Create exten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9.827cm" svg:x2="4.4cm" svg:y2="9.827cm">
          <text:p/>
        </draw:line>
        <draw:line draw:style-name="gr11" draw:text-style-name="P1" draw:layer="layout" svg:x1="22.75cm" svg:y1="10.602cm" svg:x2="25.2cm" svg:y2="10.602cm">
          <text:p/>
        </draw:line>
        <draw:line draw:style-name="gr12" draw:text-style-name="P1" draw:layer="layout" svg:x1="25.1cm" svg:y1="12.5cm" svg:x2="12.9cm" svg:y2="12.5cm">
          <text:p/>
        </draw:line>
        <draw:line draw:style-name="gr12" draw:text-style-name="P1" draw:layer="layout" svg:x1="4.4cm" svg:y1="12.475cm" svg:x2="2.8cm" svg:y2="12.475cm">
          <text:p/>
        </draw:line>
        <draw:custom-shape draw:style-name="gr10" draw:text-style-name="P11" draw:layer="layout" svg:width="2.9cm" svg:height="0.5cm" svg:x="19.648cm" svg:y="11.194cm">
          <text:p text:style-name="P10"><text:span text:style-name="T2">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9cm" svg:height="0.5cm" svg:x="9.674cm" svg:y="12.82cm">
          <text:p text:style-name="P10"><text:span text:style-name="T2">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8.526cm" svg:height="1.25cm" svg:x="4.474cm" svg:y="1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2.75cm" svg:y1="15.352cm" svg:x2="25.2cm" svg:y2="15.352cm">
          <text:p/>
        </draw:line>
        <draw:custom-shape draw:style-name="gr16" draw:text-style-name="P1" draw:layer="layout" svg:width="9.24cm" svg:height="1.55cm" svg:x="13.5cm" svg:y="1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5cm" svg:height="0.8cm" svg:x="18.198cm" svg:y="14.7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7" draw:layer="layout" svg:width="4.532cm" svg:height="1.433cm" svg:x="15cm" svg:y="14.55cm">
          <draw:text-box>
            <text:p text:style-name="P6"><text:span text:style-name="T1">{</text:span></text:p>
            <text:p text:style-name="P6"><text:span text:style-name="T1"><text:s text:c="4"/></text:span><text:span text:style-name="T1">''extension_id'' : ''123'</text:span></text:p>
            <text:p text:style-name="P6"><text:span text:style-name="T1">}</text:span></text:p>
          </draw:text-box>
        </draw:frame>
        <draw:custom-shape draw:style-name="gr10" draw:text-style-name="P11" draw:layer="layout" svg:width="5.1cm" svg:height="0.5cm" svg:x="4.6cm" svg:y="14.65cm">
          <text:p text:style-name="P10"><text:span text:style-name="T2">Associate an extension to a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15.177cm" svg:x2="4.4cm" svg:y2="15.177cm">
          <text:p/>
        </draw:line>
        <draw:custom-shape draw:style-name="gr10" draw:text-style-name="P11" draw:layer="layout" svg:width="2.9cm" svg:height="0.5cm" svg:x="19.648cm" svg:y="15.49cm">
          <text:p text:style-name="P10"><text:span text:style-name="T2">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8.526cm" svg:height="1.25cm" svg:x="4.42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cm" svg:height="0.8cm" svg:x="9.798cm" svg:y="16.9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1" draw:text-style-name="P1" draw:layer="layout" svg:x1="22.7cm" svg:y1="17.202cm" svg:x2="25.15cm" svg:y2="17.202cm">
          <text:p/>
        </draw:line>
        <draw:custom-shape draw:style-name="gr16" draw:text-style-name="P1" draw:layer="layout" svg:width="9.24cm" svg:height="1.55cm" svg:x="13.45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0.8cm" svg:x="17.599cm" svg:y="16.69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7" draw:layer="layout" svg:width="4.003cm" svg:height="1.433cm" svg:x="14.95cm" svg:y="16.4cm">
          <draw:text-box>
            <text:p text:style-name="P6"><text:span text:style-name="T1">{</text:span></text:p>
            <text:p text:style-name="P6"><text:span text:style-name="T1"><text:s text:c="4"/></text:span><text:span text:style-name="T1">''line_id_id'' : ''104'</text:span></text:p>
            <text:p text:style-name="P6"><text:span text:style-name="T1">}</text:span></text:p>
          </draw:text-box>
        </draw:frame>
        <draw:custom-shape draw:style-name="gr10" draw:text-style-name="P11" draw:layer="layout" svg:width="4.15cm" svg:height="0.5cm" svg:x="4.55cm" svg:y="16.5cm">
          <text:p text:style-name="P10"><text:span text:style-name="T2">Associate a line to a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17.027cm" svg:x2="4.35cm" svg:y2="17.027cm">
          <text:p/>
        </draw:line>
        <draw:custom-shape draw:style-name="gr10" draw:text-style-name="P11" draw:layer="layout" svg:width="2.9cm" svg:height="0.5cm" svg:x="19.598cm" svg:y="17.34cm">
          <text:p text:style-name="P10"><text:span text:style-name="T2">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5cm" svg:height="2.15cm" svg:x="4.4cm" svg:y="17.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8.3cm" svg:height="2.087cm" svg:x="4.5cm" svg:y="17.913cm">
          <draw:text-box>
            <text:p text:style-name="P8"><text:span text:style-name="T1">{</text:span></text:p>
            <text:p text:style-name="P8"><text:span text:style-name="T1"><text:s text:c="4"/></text:span><text:span text:style-name="T1">''user_id'' : ''104'', ''line_id'' : ''104'',</text:span></text:p>
            <text:p text:style-name="P8"><text:span text:style-name="T1"><text:s text:c="4"/></text:span><text:span text:style-name="T1">''main_user' : true, ''main_line'' : true</text:span></text:p>
            <text:p text:style-name="P8"><text:span text:style-name="T1">}</text:span></text:p>
          </draw:text-box>
        </draw:frame>
        <draw:line draw:style-name="gr12" draw:text-style-name="P1" draw:layer="layout" svg:x1="25.1cm" svg:y1="18.95cm" svg:x2="12.9cm" svg:y2="18.95cm">
          <text:p/>
        </draw:line>
        <draw:line draw:style-name="gr12" draw:text-style-name="P1" draw:layer="layout" svg:x1="4.4cm" svg:y1="18.925cm" svg:x2="2.8cm" svg:y2="18.925cm">
          <text:p/>
        </draw:line>
        <draw:custom-shape draw:style-name="gr10" draw:text-style-name="P11" draw:layer="layout" svg:width="2.9cm" svg:height="0.5cm" svg:x="9.674cm" svg:y="19.397cm">
          <text:p text:style-name="P10"><text:span text:style-name="T2">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0.8cm" svg:x="9.099cm" svg:y="15.09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7" draw:layer="layout" svg:width="6.399cm" svg:height="0.645cm" svg:x="6.201cm" svg:y="15.2cm">
          <draw:text-box>
            <text:p text:style-name="P2"><text:span text:style-name="T1">POST /1.1/lines/&lt;line_id&gt;/extension</text:span></text:p>
          </draw:text-box>
        </draw:frame>
        <draw:frame draw:style-name="gr6" draw:text-style-name="P7" draw:layer="layout" svg:width="5.925cm" svg:height="0.645cm" svg:x="6.6cm" svg:y="17.055cm">
          <draw:text-box>
            <text:p text:style-name="P2"><text:span text:style-name="T1"><text:s/></text:span><text:span text:style-name="T1">POST /1.1/users/&lt;user_id&gt;/lin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richard </meta:initial-creator>
    <meta:creation-date>2014-06-03T09:03:40</meta:creation-date>
    <dc:date>2014-06-04T09:17:48</dc:date>
    <dc:creator>prichard </dc:creator>
    <meta:editing-duration>PT1H30M1S</meta:editing-duration>
    <meta:editing-cycles>5</meta:editing-cycles>
    <meta:generator>LibreOffice/3.5$Linux_X86_64 LibreOffice_project/350m1$Build-2</meta:generator>
    <meta:document-statistic meta:object-count="71"/>
  </office:meta>
</office:document-meta>
</file>